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3a3935" style:font-name="Monospace" fo:font-size="10pt" style:font-name-asian="Monospace" style:font-size-asian="10pt" style:font-name-complex="Monospace"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bold" officeooo:rsid="0004e466" officeooo:paragraph-rsid="0004e466" style:font-name-asian="Monospace" style:font-size-asian="10pt" style:font-weight-asian="bold" style:font-name-complex="Monospace" style:font-size-complex="10pt" style:font-weight-complex="bold"/>
    </style:style>
    <style:style style:name="P4"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color="#3a3935"/>
    </style:style>
    <style:style style:name="T3" style:family="text">
      <style:text-properties fo:color="#008000"/>
    </style:style>
    <style:style style:name="T4" style:family="text">
      <style:text-properties fo:color="#000000" fo:font-weight="bold" officeooo:rsid="0004e466" style:font-weight-asian="bold" style:font-weight-complex="bold"/>
    </style:style>
    <style:style style:name="T5" style:family="text">
      <style:text-properties officeooo:rsid="00062c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P<text:span text:style-name="T5">4</text:span> : DSL</text:h>
      <text:p text:style-name="Standard"/>
      <text:p text:style-name="Standard"/>
      <text:h text:style-name="Heading_20_2" text:outline-level="2">Fichier de règle</text:h>
      <text:p text:style-name="Standard">Nous reprenons la partie <text:span text:style-name="T1">stateless</text:span> du TP1 et nous mettre en place un fichier DSL afin que que nos règles puissent être exprimées comme suit :</text:p>
      <text:p text:style-name="Standard"/>
      <text:p text:style-name="Standard"/>
      <text:p text:style-name="P2"><text:span text:style-name="T4">règle</text:span><text:span text:style-name="T2"> </text:span><text:span text:style-name="T3">"Prix de base Jeune conducteur"</text:span></text:p>
      <text:p text:style-name="P1"><text:tab/>si</text:p>
      <text:p text:style-name="P1"><text:tab/><text:tab/>L age du conducteur est compris entre 18 et 25</text:p>
      <text:p text:style-name="P1"><text:tab/><text:tab/>Pour une assurance</text:p>
      <text:p text:style-name="P1"><text:tab/>alors</text:p>
      <text:p text:style-name="P1"><text:tab/><text:tab/>Le prix de base est de 500.00</text:p>
      <text:p text:style-name="P3">fin</text:p>
      <text:p text:style-name="Standard"/>
      <text:p text:style-name="Standard">Le fichier complet de règles est fournie</text:p>
      <text:h text:style-name="Heading_20_2" text:outline-level="2">Mise au point du fichier DSL</text:h>
      <text:p text:style-name="Standard">Après avoir créé le projet Drools TP3, utiliser l'assistant pour créer le fichier DSL, le placer dans le même répertoire que le fichier de règle dont l'extension aura été changée en <text:span text:style-name="T1">.dslr</text:span></text:p>
      <text:p text:style-name="P4"/>
      <text:p text:style-name="Standard">Écrire les associations nécessaires</text:p>
      <text:h text:style-name="Heading_20_2" text:outline-level="2">Modification du fichier .dslr</text:h>
      <text:p text:style-name="Standard">Ajouter l'instruction <text:span text:style-name="T1">expander</text:span> en tête de fichier faisant référence au fichier DSL.</text:p>
      <text:p text:style-name="Standard"/>
      <text:p text:style-name="Standard">Réécrire les règles en utilisant la syntaxe « métier »</text:p>
      <text:p text:style-name="Standard"/>
      <text:p text:style-name="Standard">L'éditeur permet d'avoir la vue métier et la vue technique</text:p>
      <text:h text:style-name="Heading_20_2" text:outline-level="2"/>
      <text:p text:style-name="Text_20_body">Exécuter la classe de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THIBAU</meta:initial-creator>
    <meta:creation-date>2011-02-21T19:17:13</meta:creation-date>
    <dc:date>2020-01-07T16:34:27.605869437</dc:date>
    <meta:editing-duration>PT6H25M48S</meta:editing-duration>
    <meta:editing-cycles>17</meta:editing-cycles>
    <meta:generator>LibreOffice/6.0.7.3$Linux_X86_64 LibreOffice_project/00m0$Build-3</meta:generator>
    <meta:document-statistic meta:table-count="0" meta:image-count="0" meta:object-count="0" meta:page-count="1" meta:paragraph-count="19" meta:word-count="151" meta:character-count="854" meta:non-whitespace-character-count="714"/>
  </office:meta>
</office:document-meta>
</file>